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TPReader.read( IController controller , URI requestURI , final AbstractSourceNode sourceNode , AbstractMatcher match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HTTPReader.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